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aecf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solid" draw:fill-color="#ff99cc" draw:textarea-vertical-align="middle"/>
    </style:style>
    <style:style style:name="gr4" style:family="graphic" style:parent-style-name="standard">
      <style:graphic-properties draw:stroke="none" draw:fill-color="#aecf00" draw:textarea-vertical-align="middle"/>
    </style:style>
    <style:style style:name="gr5" style:family="graphic" style:parent-style-name="standard">
      <style:graphic-properties draw:stroke="none" draw:fill="solid" draw:fill-color="#ff99cc" draw:textarea-vertical-align="middle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fill="solid" draw:fill-color="#83ca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83caff" fo:min-height="1.961cm"/>
    </style:style>
    <style:style style:name="gr10" style:family="graphic" style:parent-style-name="objectwithoutfill">
      <style:graphic-properties draw:marker-start="Arrow" draw:marker-end="Arrow" draw:fill="none" draw:fill-color="#83ca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13cm" svg:height="1.259cm" draw:transform="skewX (-0.0143116998663508) translate (1.488cm 12.064cm)">
          <text:p text:style-name="P1"><text:span text:style-name="T1">Load Base</text:span></text:p>
          <text:p text:style-name="P1"><text:span text:style-name="T2">(mmLogic_Load.py)</text:span></text:p>
        </draw:rect>
        <draw:rect draw:style-name="gr2" draw:text-style-name="P1" draw:layer="layout" svg:width="2.413cm" svg:height="3.429cm" svg:x="1.281cm" svg:y="17.691cm">
          <text:p text:style-name="P1"><text:span text:style-name="T1">Load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/></text:p>
          <text:p text:style-name="P1"><text:span text:style-name="T2">Switch or Dimmer</text:span></text:p>
        </draw:rect>
        <draw:rect draw:style-name="gr2" draw:text-style-name="P1" draw:layer="layout" svg:width="2.413cm" svg:height="3.429cm" svg:x="6.791cm" svg:y="17.664cm">
          <text:p text:style-name="P1"><text:span text:style-name="T1">Motion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2.413cm" svg:height="4.684cm" svg:x="16.346cm" svg:y="8.635cm">
          <text:p text:style-name="P1"><text:span text:style-name="T1">Door Lock</text:span></text:p>
          <text:p text:style-name="P1"><text:span text:style-name="T1">Object</text:span></text:p>
          <text:p text:style-name="P1"><text:span text:style-name="T1"/></text:p>
          <text:p text:style-name="P1"><text:span text:style-name="T2">(ZwaveLockMgr.py)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3" draw:text-style-name="P1" draw:layer="layout" svg:width="19.05cm" svg:height="0.762cm" svg:x="1.254cm" svg:y="3.635cm">
          <text:p text:style-name="P1"><text:span text:style-name="T1">Indigo <text:s text:c="2"/></text:span><text:span text:style-name="T2">Software on Mac</text:span></text:p>
        </draw:rect>
        <draw:rect draw:style-name="gr4" draw:text-style-name="P1" draw:layer="layout" svg:width="18.161cm" svg:height="0.635cm" svg:x="1.254cm" svg:y="5.22cm">
          <text:p text:style-name="P1"><text:span text:style-name="T1"/></text:p>
          <text:p text:style-name="P1"><text:span text:style-name="T1">Motion Map Plugin </text:span><text:span text:style-name="T2">(_MotionMapPlugin.py, __Init__.py, MM_VersionInfo.py, <text:s/>mmLib_Low.py, mmLib_Log.py</text:span><text:span text:style-name="T2">)</text:span></text:p>
          <text:p text:style-name="P1"><text:span text:style-name="T2"/></text:p>
          <text:p text:style-name="P1"><text:span text:style-name="T2"/></text:p>
        </draw:rect>
        <draw:rect draw:style-name="gr3" draw:text-style-name="P1" draw:layer="layout" svg:width="19.05cm" svg:height="0.762cm" svg:x="1.254cm" svg:y="15.383cm">
          <text:p text:style-name="P1"><text:span text:style-name="T1">Indigo <text:s text:c="2"/></text:span><text:span text:style-name="T2">Insteon HAL <text:s text:c="6"/>ZWave HAL</text:span></text:p>
        </draw:rect>
        <draw:rect draw:style-name="gr5" draw:text-style-name="P1" draw:layer="layout" svg:width="0.635cm" svg:height="11.774cm" svg:x="19.669cm" svg:y="4.339cm">
          <text:p/>
        </draw:rect>
        <draw:rect draw:style-name="gr2" draw:text-style-name="P1" draw:layer="layout" svg:width="2.413cm" svg:height="3.429cm" svg:x="4.055cm" svg:y="17.691cm">
          <text:p text:style-name="P1"><text:span text:style-name="T1">Companion</text:span></text:p>
          <text:p text:style-name="P1"><text:span text:style-name="T1">Load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>Switch or Dimmer</text:span></text:p>
        </draw:rect>
        <draw:rect draw:style-name="gr1" draw:text-style-name="P1" draw:layer="layout" svg:width="2.413cm" svg:height="4.675cm" svg:x="3.964cm" svg:y="8.644cm">
          <text:p text:style-name="P1"><text:span text:style-name="T1">Companion</text:span></text:p>
          <text:p text:style-name="P1"><text:span text:style-name="T1">Load</text:span></text:p>
          <text:p text:style-name="P1"><text:span text:style-name="T1">Object</text:span></text:p>
          <text:p text:style-name="P1"><text:span text:style-name="T2"/></text:p>
          <text:p text:style-name="P1"><text:span text:style-name="T2">(mmObj_</text:span></text:p>
          <text:p text:style-name="P1"><text:span text:style-name="T2">Companion.py)</text:span></text:p>
        </draw:rect>
        <draw:rect draw:style-name="gr2" draw:text-style-name="P1" draw:layer="layout" svg:width="2.413cm" svg:height="3.429cm" svg:x="15.119cm" svg:y="17.665cm">
          <text:p text:style-name="P1"><text:span text:style-name="T1">HVAC</text:span></text:p>
          <text:p text:style-name="P1"><text:span text:style-name="T1">Thermostat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8.508cm" svg:height="0.635cm" svg:x="1.255cm" svg:y="6.631cm">
          <text:p text:style-name="P1"><text:span text:style-name="T1"/></text:p>
          <text:p text:style-name="P1"><text:span text:style-name="T1">Motion Map Configurator </text:span><text:span text:style-name="T2">(mmLib_Config.py)</text:span></text:p>
          <text:p text:style-name="P1"><text:span text:style-name="T2"/></text:p>
          <text:p text:style-name="P1"><text:span text:style-name="T2"/></text:p>
        </draw:rect>
        <draw:rect draw:style-name="gr6" draw:text-style-name="P1" draw:layer="layout" svg:width="4.699cm" svg:height="0.635cm" svg:x="10.574cm" svg:y="6.623cm">
          <text:p text:style-name="P1"><text:span text:style-name="T1"/></text:p>
          <text:p text:style-name="P1"><text:span text:style-name="T1">mmConfig Config File</text:span></text:p>
          <text:p text:style-name="P1"><text:span text:style-name="T2"/></text:p>
          <text:p text:style-name="P1"><text:span text:style-name="T2"/></text:p>
        </draw:rect>
        <draw:rect draw:style-name="gr4" draw:text-style-name="P1" draw:layer="layout" svg:width="10.965cm" svg:height="0.635cm" svg:x="8.45cm" svg:y="13.358cm">
          <text:p text:style-name="P1"><text:span text:style-name="T1"/></text:p>
          <text:p text:style-name="P1"><text:span text:style-name="T1">Inter-Object Publish/Subscribe Events </text:span><text:span text:style-name="T2">mmLib_Events.py</text:span></text:p>
          <text:p text:style-name="P1"><text:span text:style-name="T2"/></text:p>
          <text:p text:style-name="P1"><text:span text:style-name="T2"/></text:p>
        </draw:rect>
        <draw:rect draw:style-name="gr4" draw:text-style-name="P1" draw:layer="layout" svg:width="7.197cm" svg:height="0.635cm" svg:x="1.296cm" svg:y="13.358cm">
          <text:p text:style-name="P1"><text:span text:style-name="T1"/></text:p>
          <text:p text:style-name="P1"><text:span text:style-name="T1">Command Queue </text:span><text:span text:style-name="T2">mmLib_CommandQ.py</text:span></text:p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2.413cm" svg:height="4.675cm" svg:x="11.393cm" svg:y="8.644cm">
          <text:p text:style-name="P1"><text:span text:style-name="T1">IOLink</text:span></text:p>
          <text:p text:style-name="P1"><text:span text:style-name="T1">Object</text:span></text:p>
          <text:p text:style-name="P1"><text:span text:style-name="T2">(mmObj_</text:span></text:p>
          <text:p text:style-name="P1"><text:span text:style-name="T2">IOLink.py)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2" draw:text-style-name="P1" draw:layer="layout" svg:width="2.413cm" svg:height="3.429cm" svg:x="9.566cm" svg:y="17.665cm">
          <text:p text:style-name="P1"><text:span text:style-name="T1">Camera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2" draw:text-style-name="P1" draw:layer="layout" svg:width="2.413cm" svg:height="3.429cm" svg:x="12.362cm" svg:y="17.666cm">
          <text:p text:style-name="P1"><text:span text:style-name="T1">IOLink</text:span></text:p>
          <text:p text:style-name="P1"><text:span text:style-name="T1">Device</text:span></text:p>
          <text:p text:style-name="P1"/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4.911cm" svg:height="1.267cm" svg:x="6.417cm" svg:y="12.049cm">
          <text:p text:style-name="P1"><text:span text:style-name="T1">Motion Base Class </text:span></text:p>
          <text:p text:style-name="P1"><text:span text:style-name="T2">mmObj_Motion.py)</text:span></text:p>
        </draw:rect>
        <draw:rect draw:style-name="gr1" draw:text-style-name="P1" draw:layer="layout" svg:width="2.413cm" svg:height="3.429cm" svg:x="6.439cm" svg:y="8.644cm">
          <text:p text:style-name="P1"><text:span text:style-name="T1">Multi</text:span></text:p>
          <text:p text:style-name="P1"><text:span text:style-name="T1">Sensor</text:span></text:p>
          <text:p text:style-name="P1"><text:span text:style-name="T1">Object</text:span></text:p>
          <text:p text:style-name="P1"><text:span text:style-name="T2">(mmObj_</text:span></text:p>
          <text:p text:style-name="P1"><text:span text:style-name="T2">Multisensor.py)</text:span></text:p>
          <text:p text:style-name="P1"><text:span text:style-name="T2">Includes Temp,</text:span></text:p>
          <text:p text:style-name="P1"><text:span text:style-name="T2">Light, and Vibration </text:span></text:p>
          <text:p text:style-name="P1"><text:span text:style-name="T2">Sensing</text:span></text:p>
        </draw:rect>
        <draw:rect draw:style-name="gr7" draw:text-style-name="P2" draw:layer="layout" svg:width="19.05cm" svg:height="0.762cm" svg:x="1.254cm" svg:y="16.925cm">
          <text:p text:style-name="P2"><text:span text:style-name="T1">Insteon/ZWave Networks</text:span></text:p>
        </draw:rect>
        <draw:rect draw:style-name="gr2" draw:text-style-name="P1" draw:layer="layout" svg:width="2.413cm" svg:height="3.429cm" svg:x="17.899cm" svg:y="17.666cm">
          <text:p text:style-name="P1"><text:span text:style-name="T1">Door Lock</text:span></text:p>
          <text:p text:style-name="P1"/>
          <text:p text:style-name="P1"><text:span text:style-name="T2"/></text:p>
          <text:p text:style-name="P1"><text:span text:style-name="T2"/></text:p>
        </draw:rect>
        <draw:frame draw:style-name="gr8" draw:text-style-name="P1" draw:layer="layout" svg:width="4.49cm" svg:height="1.432cm" svg:x="8.186cm" svg:y="1.589cm">
          <draw:text-box>
            <text:p text:style-name="P1">MotionMap v3</text:p>
            <text:p text:style-name="P1"><text:span text:style-name="T1">Architectural map</text:span></text:p>
          </draw:text-box>
        </draw:frame>
        <draw:rect draw:style-name="gr4" draw:text-style-name="P1" draw:layer="layout" svg:width="18.119cm" svg:height="0.694cm" svg:x="1.296cm" svg:y="13.895cm">
          <text:p text:style-name="P1"><text:span text:style-name="T1"/></text:p>
          <text:p text:style-name="P1"><text:span text:style-name="T1">Communications Layer</text:span> <text:span text:style-name="T2">(mmComm_Indigo.py, mmComm_Insteon.py, mmComm_HVACCOmmands.py)</text:span></text:p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2.413cm" svg:height="3.471cm" draw:transform="skewX (-0.005235987755982) translate (1.485cm 8.635cm)">
          <text:p text:style-name="P1"><text:span text:style-name="T1">Zwave Load</text:span></text:p>
          <text:p text:style-name="P1"><text:span text:style-name="T1">Object</text:span></text:p>
          <text:p text:style-name="P1"><text:span text:style-name="T2">(mmDev_</text:span></text:p>
          <text:p text:style-name="P1"><text:span text:style-name="T2">Zwave_Load.py)</text:span></text:p>
        </draw:rect>
        <draw:rect draw:style-name="gr1" draw:text-style-name="P1" draw:layer="layout" svg:width="2.413cm" svg:height="1.297cm" svg:x="13.869cm" svg:y="12.016cm">
          <text:p text:style-name="P1"><text:span text:style-name="T1">HVAC Base</text:span></text:p>
          <text:p text:style-name="P1"><text:span text:style-name="T2">(mmLogic_HVAC.py)</text:span></text:p>
        </draw:rect>
        <draw:rect draw:style-name="gr1" draw:text-style-name="P1" draw:layer="layout" svg:width="2.413cm" svg:height="3.429cm" svg:x="13.87cm" svg:y="8.635cm">
          <text:p text:style-name="P1"><text:span text:style-name="T1">HVAC</text:span></text:p>
          <text:p text:style-name="P1"><text:span text:style-name="T1">Object</text:span></text:p>
          <text:p text:style-name="P1"><text:span text:style-name="T2">(mmDev_</text:span></text:p>
          <text:p text:style-name="P1"><text:span text:style-name="T2">HVACCompanion.py,</text:span></text:p>
          <text:p text:style-name="P1"><text:span text:style-name="T2">MmDev_</text:span></text:p>
          <text:p text:style-name="P1"><text:span text:style-name="T2">HVACInsteon.py,</text:span></text:p>
          <text:p text:style-name="P1"><text:span text:style-name="T2">MmDev_</text:span></text:p>
          <text:p text:style-name="P1"><text:span text:style-name="T2">HVACNest.py)</text:span></text:p>
        </draw:rect>
        <draw:frame draw:style-name="gr9" draw:text-style-name="P1" draw:layer="layout" svg:width="2.628cm" svg:height="2.211cm" svg:x="1.443cm" svg:y="8.8cm">
          <draw:text-box>
            <text:p text:style-name="P1"><text:span text:style-name="T1">Zwave Load</text:span></text:p>
            <text:p text:style-name="P1"><text:span text:style-name="T1">Object</text:span></text:p>
            <text:p text:style-name="P1"><text:span text:style-name="T2">(mmDev_</text:span></text:p>
            <text:p text:style-name="P1"><text:span text:style-name="T2">Zwave_Load.py)</text:span></text:p>
          </draw:text-box>
        </draw:frame>
        <draw:line draw:style-name="gr10" draw:text-style-name="P1" draw:layer="layout" svg:x1="10.4cm" svg:y1="5.237cm" svg:x2="10.4cm" svg:y2="4.429cm">
          <text:p/>
        </draw:line>
        <draw:line draw:style-name="gr10" draw:text-style-name="P1" draw:layer="layout" svg:x1="5.563cm" svg:y1="6.637cm" svg:x2="5.563cm" svg:y2="5.829cm">
          <text:p/>
        </draw:line>
        <draw:line draw:style-name="gr10" draw:text-style-name="P1" draw:layer="layout" svg:x1="9.755cm" svg:y1="6.969cm" svg:x2="10.644cm" svg:y2="6.969cm">
          <text:p/>
        </draw:line>
        <draw:rect draw:style-name="gr4" draw:text-style-name="P1" draw:layer="layout" svg:width="18.161cm" svg:height="0.635cm" svg:x="1.254cm" svg:y="7.985cm">
          <text:p text:style-name="P1"><text:span text:style-name="T1"/></text:p>
          <text:p text:style-name="P1"/>
          <text:p text:style-name="P1"><text:span text:style-name="T2"/></text:p>
          <text:p text:style-name="P1"><text:span text:style-name="T2"/></text:p>
        </draw:rect>
        <draw:rect draw:style-name="gr4" draw:text-style-name="P1" draw:layer="layout" svg:width="3.937cm" svg:height="2.195cm" svg:x="15.478cm" svg:y="5.826cm">
          <text:p text:style-name="P1"><text:span text:style-name="T1"/></text:p>
          <text:p text:style-name="P1"/>
          <text:p text:style-name="P1"><text:span text:style-name="T2"/></text:p>
          <text:p text:style-name="P1"><text:span text:style-name="T2"/></text:p>
        </draw:rect>
        <draw:rect draw:style-name="gr4" draw:text-style-name="P1" draw:layer="layout" svg:width="0.518cm" svg:height="5.399cm" svg:x="18.898cm" svg:y="8.527cm">
          <text:p text:style-name="P1"><text:span text:style-name="T1"/></text:p>
          <text:p text:style-name="P1"/>
          <text:p text:style-name="P1"><text:span text:style-name="T2"/></text:p>
          <text:p text:style-name="P1"><text:span text:style-name="T2"/></text:p>
        </draw:rect>
        <draw:rect draw:style-name="gr1" draw:text-style-name="P1" draw:layer="layout" svg:width="2.413cm" svg:height="3.429cm" svg:x="8.913cm" svg:y="8.644cm">
          <text:p text:style-name="P1"><text:span text:style-name="T1">Camera</text:span></text:p>
          <text:p text:style-name="P1"><text:span text:style-name="T1">Object</text:span></text:p>
          <text:p text:style-name="P1"><text:span text:style-name="T2">(mmObj_</text:span></text:p>
          <text:p text:style-name="P1"><text:span text:style-name="T2">CamMotion.py)</text:span></text:p>
          <text:p text:style-name="P1"/>
          <text:p text:style-name="P1"><text:span text:style-name="T2"/></text:p>
          <text:p text:style-name="P1"><text:span text:style-name="T2"/></text:p>
        </draw:rect>
        <draw:line draw:style-name="gr10" draw:text-style-name="P1" draw:layer="layout" svg:x1="10.4cm" svg:y1="15.395cm" svg:x2="10.4cm" svg:y2="14.587cm">
          <text:p/>
        </draw:line>
        <draw:line draw:style-name="gr10" draw:text-style-name="P1" draw:layer="layout" svg:x1="10.4cm" svg:y1="16.937cm" svg:x2="10.4cm" svg:y2="16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Brewer</meta:initial-creator>
    <meta:creation-date>2024-03-10T16:18:42</meta:creation-date>
    <dc:date>2024-03-11T08:48:46</dc:date>
    <dc:creator>Greg Brewer</dc:creator>
    <meta:editing-duration>PT16H14M45S</meta:editing-duration>
    <meta:editing-cycles>11</meta:editing-cycles>
    <meta:generator>OpenOffice/4.1.14$Unix OpenOffice.org_project/4114m1$Build-9811</meta:generator>
    <meta:document-statistic meta:object-count="37"/>
  </office:meta>
</office:document-meta>
</file>